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AIN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4.595cm"/>
    </style:style>
    <style:style style:name="co3" style:family="table-column">
      <style:table-column-properties fo:break-before="auto" style:column-width="2.196cm"/>
    </style:style>
    <style:style style:name="co4" style:family="table-column">
      <style:table-column-properties fo:break-before="auto" style:column-width="3.443cm"/>
    </style:style>
    <style:style style:name="co5" style:family="table-column">
      <style:table-column-properties fo:break-before="auto" style:column-width="7.176cm"/>
    </style:style>
    <style:style style:name="co6" style:family="table-column">
      <style:table-column-properties fo:break-before="auto" style:column-width="3.489cm"/>
    </style:style>
    <style:style style:name="co7" style:family="table-column">
      <style:table-column-properties fo:break-before="auto" style:column-width="3.12cm"/>
    </style:style>
    <style:style style:name="co8" style:family="table-column">
      <style:table-column-properties fo:break-before="auto" style:column-width="1.51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">
      <number:number number:decimal-places="2" loext:min-decimal-places="2" number:grouping="true"/>
    </number:number-style>
    <number:text-style style:name="N100">
      <number:text-content/>
    </number:text-style>
    <style:style style:name="ce10" style:family="table-cell" style:parent-style-name="Default">
      <style:table-cell-properties fo:background-color="#b4c7d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fo:border="0.06pt solid #000000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 style:data-style-name="N5"/>
    <style:style style:name="ce14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fo:border="0.06pt solid #000000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 style:data-style-name="N5"/>
    <style:style style:name="ce15" style:family="table-cell" style:parent-style-name="Default">
      <style:table-cell-properties style:glyph-orientation-vertical="0" fo:background-color="#b4c7dc" style:diagonal-bl-tr="none" style:diagonal-tl-br="none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TTREATMEN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row table:style-name="ro1">
          <table:table-cell table:style-name="Default" office:value-type="string" calcext:value-type="string">
            <text:p>Unpaid HMO Summary Report (PT TREATMENT)</text:p>
          </table:table-cell>
          <table:table-cell table:style-name="Default" table:number-columns-repeated="7"/>
        </table:table-row>
        <table:table-row table:style-name="ro2">
          <table:table-cell table:style-name="ce6" office:value-type="string" calcext:value-type="string">
            <text:p>DATE:</text:p>
          </table:table-cell>
          <table:table-cell table:style-name="ce6" office:value-type="string" calcext:value-type="string">
            <text:p>PATIENT NAME:</text:p>
          </table:table-cell>
          <table:table-cell table:style-name="ce6" office:value-type="string" calcext:value-type="string">
            <text:p>FEE:</text:p>
          </table:table-cell>
          <table:table-cell table:style-name="ce6" office:value-type="string" calcext:value-type="string">
            <text:p>CLASSIFICATION:</text:p>
          </table:table-cell>
          <table:table-cell table:style-name="ce6" office:value-type="string" calcext:value-type="string">
            <text:p>APPROVAL CODE:</text:p>
          </table:table-cell>
          <table:table-cell table:style-name="ce6" office:value-type="string" calcext:value-type="string">
            <text:p>UNPAID REASON:</text:p>
          </table:table-cell>
          <table:table-cell table:style-name="ce15" office:value-type="string" calcext:value-type="string">
            <text:p>UNDER</text:p>
            <text:p>PAYMENT</text:p>
          </table:table-cell>
          <table:table-cell table:style-name="ce15" office:value-type="string" calcext:value-type="string">
            <text:p>PAID</text:p>
          </table:table-cell>
        </table:table-row>
        <table:table-row table:style-name="ro3">
          <table:table-cell office:value-type="string" calcext:value-type="string">
            <text:p>MAR-15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8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MAR-17-21</text:p>
          </table:table-cell>
          <table:table-cell office:value-type="string" calcext:value-type="string">
            <text:p>BERGSTEIN, AKI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HMO/Maxicare</text:p>
          </table:table-cell>
          <table:table-cell office:value-type="string" calcext:value-type="string">
            <text:p>LOA:12345679 c/o Judy</text:p>
          </table:table-cell>
          <table:table-cell office:value-type="string" calcext:value-type="string">
            <text:p>underpayment</text:p>
          </table:table-cell>
          <table:table-cell office:value-type="float" office:value="320" calcext:value-type="float">
            <text:p>320</text:p>
          </table:table-cell>
          <table:table-cell office:value-type="float" office:value="1280" calcext:value-type="float">
            <text:p>1280</text:p>
          </table:table-cell>
        </table:table-row>
        <table:table-row table:style-name="ro3">
          <table:table-cell office:value-type="string" calcext:value-type="string">
            <text:p>SEP-23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1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SEP-28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2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3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6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4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07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5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office:value-type="string" calcext:value-type="string">
            <text:p>OCT-11-21</text:p>
          </table:table-cell>
          <table:table-cell office:value-type="string" calcext:value-type="string">
            <text:p>DELA PAZ, MIGUEL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HMO/Intellicare</text:p>
          </table:table-cell>
          <table:table-cell office:value-type="string" calcext:value-type="string">
            <text:p>ABC-12345676 c/o Mikael</text:p>
          </table:table-cell>
          <table:table-cell office:value-type="string" calcext:value-type="string">
            <text:p>underpayment</text:p>
          </table:table-cell>
          <table:table-cell office:value-type="float" office:value="85.71" calcext:value-type="float">
            <text:p>85.71</text:p>
          </table:table-cell>
          <table:table-cell office:value-type="float" office:value="714.29" calcext:value-type="float">
            <text:p>714.29</text:p>
          </table:table-cell>
        </table:table-row>
        <table:table-row table:style-name="ro3">
          <table:table-cell table:style-name="Default" office:value-type="string" calcext:value-type="string">
            <text:p>TOTAL:</text:p>
          </table:table-cell>
          <table:table-cell table:style-name="Default"/>
          <table:table-cell table:style-name="ce9" table:formula="of:=SUM([.C3:.C10])" office:value-type="float" office:value="8000" calcext:value-type="float">
            <text:p>8,000.00</text:p>
          </table:table-cell>
          <table:table-cell table:style-name="ce9" table:formula="of:=SUM([.H3:.H10])" office:value-type="float" office:value="6845.74" calcext:value-type="float">
            <text:p>6,845.74</text:p>
          </table:table-cell>
          <table:table-cell table:style-name="ce9" table:formula="of:=[.C11]-[.D11]" office:value-type="float" office:value="1154.26" calcext:value-type="float">
            <text:p>1,154.26</text:p>
          </table:table-cell>
          <table:table-cell table:style-name="Default" table:number-columns-repeated="3"/>
        </table:table-row>
      </table:table>
      <table:named-expressions/>
      <table:database-ranges>
        <table:database-range table:name="__Anonymous_Sheet_DB__0" table:target-range-address="PTTREATMENT.A2:PTTREATMENT.H1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35.56cm" fo:page-height="21.59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-00-0000</text:date>, <text:time style:data-style-name="N2" text:time-value="15:42:41.8620006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TTREATMENTV3" style:display-name="PageStyle_PTTREATMENTV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TIN_2c_CHRISTIANAARON" style:display-name="PageStyle_LANTIN,CHRISTIANAAR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ACIA_2c_CIELOBALCE" style:display-name="PageStyle_GRACIA,CIELOBALC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ONTENEGRO_2c_DAVIDBRYAN" style:display-name="PageStyle_MONTENEGRO,DAVIDBRYA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ASAM_2c_HONESTO" style:display-name="PageStyle_LASAM,HONESTO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ELAPAZ_2c_RODIL" style:display-name="PageStyle_DELAPAZ,RODI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DRIGUEZ_2c_LUISREY" style:display-name="PageStyle_RODRIGUEZ,LUISRE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12:46:51.607151500</meta:creation-date>
    <dc:date>2022-07-25T15:43:21.719164225</dc:date>
    <meta:editing-cycles>418</meta:editing-cycles>
    <meta:editing-duration>PT11H50M29S</meta:editing-duration>
    <meta:generator>LibreOffice/6.4.2.2$Linux_X86_64 LibreOffice_project/40$Build-2</meta:generator>
    <meta:document-statistic meta:table-count="1" meta:cell-count="77" meta:object-count="0"/>
  </office:meta>
</office:document-meta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BASIC  *****
'
'  Copyright 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20722
' @date updated: 20220725; from 20220723
' @website address: http://www.usbong.ph
'

Sub MAIN
    'month name to number
	Call mainChangeMonthNameStringToNumberStringOfDateInput

	SortMacro(0) 'at column A; date

    'number to month name
	Call mainChangeMonthNumberStringToNameStringOfDateInput
	
	SortMacro(1) 'at column B; patient name
	
End Sub

Sub mainChangeMonthNameStringToNumberStringOfDateInput
 	Dim inputWorksheet
    Dim medicalDoctorContainer
    Dim iMedicalDoctorContainerCount
    'Dim iColumnCount
    Dim iRowCount
	
	'edited by Mike, 20220723; TO-DO: -update: this
    inputWorksheet = ThisComponent.getSheets().getByIndex(0)  
	'inputWorksheet = ThisComponent.CurrentController.ActiveSheet
	'inputWorksheet = ThisComponent.getCurrentController().getActiveSheet()
	'inputWorksheet = ThisComponent.getCurrentController().ActiveSheet
	'inputWorksheet = ThisComponent.getSheets().getByIndex(ThisComponent.getSheets().RangeAddress.Sheet)  
   
    Set medicalDoctorContainer = New Collection    
    iMedicalDoctorContainerCount = 0
    
    iColumnCount = 0 'start at column A
    iRowCount = 2 'start at row 2+1
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Mar-15-21 -&gt; 03-15-21
	   sOutput=changeMonthNameToNumberStringOfDateInput(inputCell.String)

'       MsgBox (sOutput)
       
       ThisComponent.getSheets().getByIndex(0).getCellByPosition(iColumnCount, iRowCount).String=sOutput

      iRowCount = iRowCount + 1

    Next
  
End Sub

Sub mainChangeMonthNumberStringToNameStringOfDateInput  
 	Dim inputWorksheet
    Dim medicalDoctorContainer
    Dim iMedicalDoctorContainerCount
    'Dim iColumnCount
    Dim iRowCount
    
	'edited by Mike, 20220723; TO-DO: -update: this
    inputWorksheet = ThisComponent.getSheets().getByIndex(0)  
	'inputWorksheet = ThisComponent.CurrentController.ActiveSheet
	'inputWorksheet = ThisComponent.getCurrentController().getActiveSheet()
	'inputWorksheet = ThisComponent.getCurrentController().ActiveSheet
	'inputWorksheet = ThisComponent.getSheets().getByIndex(ThisComponent.getSheets().RangeAddress.Sheet)      
   
    Set medicalDoctorContainer = New Collection    
    iMedicalDoctorContainerCount = 0
    
    iColumnCount = 0 'start at column A
    iRowCount = 2 'start at row 2+1

    For Each Row In inputWorksheet.Rows
       inputCell = inputWorksheet.getCellByPosition(iColumnCount, iRowCount) 'column, row

       If (inputCell.String="") Then
            Exit For
       End If

'       MsgBox (inputCell.String)

	   'update Month value to number
	   'example: 03-15-21 -&gt; MAR-15-21
	   sOutput=changeMonthNumberStringToNameStringOfDateInput(inputCell.String)

'       MsgBox (sOutput)
       
       ThisComponent.getSheets().getByIndex(0).getCellByPosition(iColumnCount, iRowCount).String=sOutput

      iRowCount = iRowCount + 1
    Next  
End Sub

Function changeMonthNameToNumberStringOfDateInput(sInput As String) As String
  Dim sMonthName As String
  Dim sMonthNameAsNumberString As String
  
  sMonthName=UCase(Split(sInput,"-")(0))
  
'  Msgbox(sMonthName)

  If sMonthName="JAN" Then
  	sMonthNameAsNumberString="01"  
  ElseIf sMonthName="FEB" Then
  	sMonthNameAsNumberString="02"
  ElseIf sMonthName="MAR" Then
  	sMonthNameAsNumberString="03"
  ElseIf sMonthName="APR" Then
  	sMonthNameAsNumberString="04"
  ElseIf sMonthName="MAY" Then
  	sMonthNameAsNumberString="05"
  ElseIf sMonthName="JUN" Then
  	sMonthNameAsNumberString="06"
  ElseIf sMonthName="JUL" Then
  	sMonthNameAsNumberString="07"
  ElseIf sMonthName="AUG" Then
  	sMonthNameAsNumberString="08"
  ElseIf sMonthName="SEP" Then
  	sMonthNameAsNumberString="09"
  ElseIf sMonthName="OCT" Then
  	sMonthNameAsNumberString="10"
  ElseIf sMonthName="NOV" Then
  	sMonthNameAsNumberString="11"
  ElseIf sMonthName="DEC" Then
  	sMonthNameAsNumberString="12"
  Else
  	changeMonthNameToNumberStringOfDateInput=sInput
  	Exit Function
  End If
    
  'changeMonthNameToNumberOfDateInput=iMonthNameAsInt
  'start from 1st position, replace 1st occurence, not case-sensitive
  changeMonthNameToNumberStringOfDateInput=Replace(sInput,sMonthName,sMonthNameAsNumberString,1,1,1)

End Function


Function changeMonthNumberStringToNameStringOfDateInput(sInput As String) As String
  Dim sMonthName As String
  Dim sMonthNameAsNumberString As String
  
  sMonthNameAsNumberString=UCase(CStr(Split(sInput,"-")(0)))
  
'  Msgbox(sMonthName)
  
  If sMonthNameAsNumberString="01" Then
    sMonthName="JAN"
  ElseIf sMonthNameAsNumberString="02" Then
    sMonthName="FEB"
  ElseIf sMonthNameAsNumberString="03" Then
    sMonthName="MAR"
  ElseIf sMonthNameAsNumberString="04" Then
    sMonthName="APR"
  ElseIf sMonthNameAsNumberString="05" Then
    sMonthName="MAY"
  ElseIf sMonthNameAsNumberString="06" Then
    sMonthName="JUN"
  ElseIf sMonthNameAsNumberString="07" Then
    sMonthName="JUL"
  ElseIf sMonthNameAsNumberString="08" Then
    sMonthName="AUG"
  ElseIf sMonthNameAsNumberString="09" Then
    sMonthName="SEP"
  ElseIf sMonthNameAsNumberString="10" Then
    sMonthName="OCT"
  ElseIf sMonthNameAsNumberString="11" Then
    sMonthName="NOV"
  ElseIf sMonthNameAsNumberString="12" Then
    sMonthName="DEC"
  Else
  	changeMonthNumberStringToNameStringOfDateInput=sInput
  	Exit Function
  End If
    
  'changeMonthNameToNumberOfDateInput=iMonthNameAsInt
  'start from 1st position, replace 1st occurence, not case-sensitive
  changeMonthNumberStringToNameStringOfDateInput=Replace(sInput,sMonthNameAsNumberString,sMonthName,1,1,1)

End Function


'added by Mike, 20220723
Sub SortMacro(iAtColumnCount as Integer)
' https://ask.libreoffice.org/t/looking-for-calc-macro-to-sort-like-excel-can-with-this-one/57270;
' last accessed: 20220723
' answer by: Lupp, 2020-10
' answer by: newbie-02, 2020-10; Excel VBA

'  Range("A1:j1000").Sort Key1:=Range("A1")

Dim sortDesc(1) As New com.sun.star.beans.PropertyValue 
Dim mySortFields(0) As New com.sun.star.util.SortField

sheet = ThisComponent.Sheets(0)
rgN = "A3:j1000"
targetRg = sheet.getCellRangeByName(rgN)

sortDesc(0).Name = "IsSortColumns" REM Dispensable since 'False' is default.
sortDesc(0).Value = False

'mySortFields(0).Field = 0 REM sort based on the first column, i.e. column A
mySortFields(0).Field = iAtColumnCount 

mySortFields(0).SortAscending = True
sortDesc(1).Name = "SortFields"
sortDesc(1).Value = mySortFields
targetRg.sort(sortDesc)

End Sub

'added by Mike, 20220725
Function identifyMaxColumn() As Integer
	Dim inputWorksheet 
    Dim iColumnCount
    Dim iRowCount
    
    inputWorksheet = ThisComponent.getSheets().getByIndex(0)  
    
    iColumnCount = 0 'start at column A
    iRowCount = 1 'start at row 2
    
    For Each Column In inputWorksheet.Columns
           inputCell = inputWorksheet.getCellByPosition(iColumnCount, iRowCount) 'column, row
	   	   
       If (inputCell.String="") Then
'       		MsgBox (iColumnCount)
            Exit For
       End If
       
       iColumnCount=iColumnCount+1
    Next

	'MsgBox (inputCell.String)
    'MsgBox (iColumnCount)    
    
    identifyMaxColumn=(iColumnCount-1)
End Function


'added by Mike, 20220725
Function identifyMaxRow() As Integer
	Dim inputWorksheet 
    Dim iColumnCount
    Dim iRowCount
    
    inputWorksheet = ThisComponent.getSheets().getByIndex(0)  
    
    iColumnCount = 0 'start at column A
    iRowCount = 1 'start at row 2
    
    For Each Row In inputWorksheet.Rows
           inputCell = inputWorksheet.getCellByPosition(iColumnCount, iRowCount) 'column, row
	   
       If (inputCell.String="TOTAL:") Then
'       		MsgBox (iRowCount)
            Exit For
       End If
       
       iRowCount=iRowCount+1
    Next

	'MsgBox (inputCell.String)
    'MsgBox (iRowCount)
    
    identifyMaxRow=(iRowCount-1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